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B0400000640ADC1165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6598in, 10.2902in, 9.1299in, 9.5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ohn Bell Lab 4 Part 1 Screenshot</text:p>
      <text:p text:style-name="Standard"><draw:frame draw:style-name="fr1" draw:name="graphics1" text:anchor-type="paragraph" svg:x="0.348in" svg:y="0in" svg:width="6.478in" svg:height="3.6583in" draw:z-index="0"><draw:image xlink:href="Pictures/1000000000000B0400000640ADC1165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n Bell</meta:initial-creator>
    <meta:creation-date>2018-03-14T22:06:26.34</meta:creation-date>
    <meta:document-statistic meta:table-count="0" meta:image-count="1" meta:object-count="0" meta:page-count="1" meta:paragraph-count="1" meta:word-count="7" meta:character-count="33"/>
    <dc:date>2018-03-14T22:08:27.83</dc:date>
    <dc:creator>John Bell</dc:creator>
    <meta:editing-duration>PT2M1S</meta:editing-duration>
    <meta:editing-cycles>1</meta:editing-cycles>
    <meta:generator>OpenOffice/4.1.2$Win32 OpenOffice.org_project/412m3$Build-9782</meta:generator>
  </office:meta>
</office:document-meta>
</file>